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3800000209EEB9F9187A0B2B8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draw:layer="layout" svg:width="12.025cm" svg:height="11.025cm" svg:x="8.038cm" svg:y="5.019cm">
          <draw:image xlink:href="../tdf116266_chart.svg" xlink:type="simple" xlink:show="embed" xlink:actuate="onLoad">
            <text:p/>
          </draw:image>
          <draw:image xlink:href="Pictures/100002010000023800000209EEB9F9187A0B2B8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1:37:07.562000000</meta:creation-date>
    <meta:editing-duration>PT22S</meta:editing-duration>
    <meta:editing-cycles>2</meta:editing-cycles>
    <meta:generator>LibreOffice/5.3.0.1$Windows_x86 LibreOffice_project/3b800451b1d0c48045de03b5b3c7bbbac87f20d9</meta:generator>
    <dc:date>2018-03-30T11:37:29.622000000</dc:date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